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2" style:family="table">
      <style:table-properties style:width="9.151cm" table:align="margins"/>
    </style:style>
    <style:style style:name="Tableau2.A" style:family="table-column">
      <style:table-column-properties style:column-width="2.096cm" style:rel-column-width="15006*"/>
    </style:style>
    <style:style style:name="Tableau2.B" style:family="table-column">
      <style:table-column-properties style:column-width="3.307cm" style:rel-column-width="23685*"/>
    </style:style>
    <style:style style:name="Tableau2.C" style:family="table-column">
      <style:table-column-properties style:column-width="3.748cm" style:rel-column-width="26844*"/>
    </style:style>
    <style:style style:name="Tableau2.1" style:family="table-row">
      <style:table-row-properties style:min-row-height="0.55cm"/>
    </style:style>
    <style:style style:name="Tableau2.A1" style:family="table-cell">
      <style:table-cell-properties style:vertical-align="middle" fo:background-color="#ecf191" fo:padding-left="0.199cm" fo:padding-right="0.199cm" fo:padding-top="0.101cm" fo:padding-bottom="0.101cm" fo:border-left="2pt solid #ffffff" fo:border-right="none" fo:border-top="2pt solid #ffffff" fo:border-bottom="2pt solid #ffffff">
        <style:background-image/>
      </style:table-cell-properties>
    </style:style>
    <style:style style:name="Tableau2.B1" style:family="table-cell">
      <style:table-cell-properties style:vertical-align="middle" fo:padding-left="0.199cm" fo:padding-right="0.199cm" fo:padding-top="0.101cm" fo:padding-bottom="0.101cm" fo:border-left="2pt solid #ffffff" fo:border-right="none" fo:border-top="2pt solid #ffffff" fo:border-bottom="2pt solid #ffffff"/>
    </style:style>
    <style:style style:name="Tableau2.C1" style:family="table-cell">
      <style:table-cell-properties style:vertical-align="middle" fo:background-color="#a9ce7b" fo:padding-left="0.199cm" fo:padding-right="0.199cm" fo:padding-top="0.101cm" fo:padding-bottom="0.101cm" fo:border="2pt solid #ffffff">
        <style:background-image/>
      </style:table-cell-properties>
    </style:style>
    <style:style style:name="Tableau2.A2" style:family="table-cell">
      <style:table-cell-properties style:vertical-align="middle" fo:background-color="#ecf191" fo:padding-left="0.199cm" fo:padding-right="0.199cm" fo:padding-top="0.101cm" fo:padding-bottom="0.101cm" fo:border-left="2pt solid #ffffff" fo:border-right="none" fo:border-top="none" fo:border-bottom="2pt solid #ffffff">
        <style:background-image/>
      </style:table-cell-properties>
    </style:style>
    <style:style style:name="Tableau2.B2"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2.C2" style:family="table-cell">
      <style:table-cell-properties style:vertical-align="middle" fo:background-color="#a9ce7b" fo:padding-left="0.199cm" fo:padding-right="0.199cm" fo:padding-top="0.101cm" fo:padding-bottom="0.101cm" fo:border-left="2pt solid #ffffff" fo:border-right="2pt solid #ffffff" fo:border-top="none" fo:border-bottom="2pt solid #ffffff">
        <style:background-image/>
      </style:table-cell-properties>
    </style:style>
    <style:style style:name="Tableau2.B3"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2.B4"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2.B5"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2.B6" style:family="table-cell">
      <style:table-cell-properties style:vertical-align="middle" fo:padding-left="0.199cm" fo:padding-right="0.199cm" fo:padding-top="0.101cm" fo:padding-bottom="0.101cm" fo:border-left="2pt solid #ffffff" fo:border-right="none" fo:border-top="none" fo:border-bottom="2pt solid #ffffff"/>
    </style:style>
    <style:style style:name="Tableau2.B7" style:family="table-cell">
      <style:table-cell-properties style:vertical-align="middle" fo:padding-left="0.199cm" fo:padding-right="0.199cm" fo:padding-top="0.101cm" fo:padding-bottom="0.101cm" fo:border-left="2pt solid #ffffff" fo:border-right="none" fo:border-top="none" fo:border-bottom="2pt solid #ffffff"/>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1" style:family="paragraph" style:parent-style-name="Footer">
      <style:text-properties fo:text-transform="uppercase" fo:color="#808080" loext:opacity="100%" style:font-name="Bitstream Vera Sans7" fo:font-size="9pt" officeooo:rsid="00c7fcef" officeooo:paragraph-rsid="00c7fcef" fo:background-color="transparent"/>
    </style:style>
    <style:style style:name="P12" style:family="paragraph" style:parent-style-name="Footer">
      <style:text-properties fo:text-transform="uppercase" fo:color="#808080" loext:opacity="100%" style:font-name="Bitstream Vera Sans7" fo:font-size="9pt" officeooo:rsid="02768590" officeooo:paragraph-rsid="02ae83b8"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paragraph-rsid="004f1216"/>
    </style:style>
    <style:style style:name="P20" style:family="paragraph" style:parent-style-name="_5f_Header_20_M_20_page_20_impaire_20__28_D_29_">
      <style:text-properties officeooo:paragraph-rsid="02af0d27"/>
    </style:style>
    <style:style style:name="P21" style:family="paragraph" style:parent-style-name="_5f_Header_20_M_20_page_20_impaire_20__28_D_29_">
      <style:text-properties officeooo:rsid="00c78949" officeooo:paragraph-rsid="00c78949"/>
    </style:style>
    <style:style style:name="P22" style:family="paragraph" style:parent-style-name="_5f_Paragraphe_5f_Réponse_5f_Pointillés_5f_Grisés">
      <style:text-properties officeooo:paragraph-rsid="00c9fc33"/>
    </style:style>
    <style:style style:name="P23" style:family="paragraph" style:parent-style-name="_5f_Tableau_5f_Centré">
      <style:text-properties officeooo:paragraph-rsid="00c7fcef"/>
    </style:style>
    <style:style style:name="P24" style:family="paragraph" style:parent-style-name="Footer">
      <style:text-properties officeooo:rsid="00178920" officeooo:paragraph-rsid="00178920"/>
    </style:style>
    <style:style style:name="P2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6" style:family="paragraph" style:parent-style-name="_5f_Footer_20_page_20_impaire_20__28_D_29_"/>
    <style:style style:name="P27" style:family="paragraph" style:parent-style-name="_5f_Footer_20_page_20_impaire_20__28_D_29_">
      <style:text-properties officeooo:rsid="00d45efc" officeooo:paragraph-rsid="00d45efc"/>
    </style:style>
    <style:style style:name="P28" style:family="paragraph" style:parent-style-name="_5f_Footer_20_page_20_paire_20__28_G_29_">
      <style:text-properties officeooo:rsid="00f0da56" officeooo:paragraph-rsid="00f0da56"/>
    </style:style>
    <style:style style:name="P29" style:family="paragraph" style:parent-style-name="_5f_Footer_20_page_20_paire_20__28_G_29_"/>
    <style:style style:name="P30" style:family="paragraph" style:parent-style-name="_5f_Header_20_D_20_page_20_paire_20__28_G_29_">
      <style:text-properties officeooo:rsid="005097e4" officeooo:paragraph-rsid="005097e4"/>
    </style:style>
    <style:style style:name="P31" style:family="paragraph" style:parent-style-name="_5f_Header_20_G_20_page_20_paire_20__28_G_29_">
      <style:text-properties officeooo:paragraph-rsid="0334a5be"/>
    </style:style>
    <style:style style:name="P32" style:family="paragraph" style:parent-style-name="_5f_Header_20_M_20_page_20_impaire_20__28_D_29_">
      <style:text-properties officeooo:rsid="00c78949" officeooo:paragraph-rsid="00cd36d3"/>
    </style:style>
    <style:style style:name="P33" style:family="paragraph" style:parent-style-name="_5f_Header_20_M_20_page_20_paire_20__28_G_29_">
      <style:text-properties officeooo:paragraph-rsid="02af0d27"/>
    </style:style>
    <style:style style:name="P3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5" style:family="paragraph" style:parent-style-name="_5f_Paragraphe_5f_Réponse_5f_Elève" style:list-style-name="_5f_Numérotation_20_des_20_exercices">
      <style:text-properties officeooo:paragraph-rsid="00c9fc33"/>
    </style:style>
    <style:style style:name="P36" style:family="paragraph" style:parent-style-name="_5f_Paragraphe_5f_Réponse_5f_Elève" style:list-style-name="_5f_Numérotation_20_des_20_exercices">
      <style:text-properties officeooo:paragraph-rsid="00cf28e4"/>
    </style:style>
    <style:style style:name="P37" style:family="paragraph" style:parent-style-name="_5f_Paragraphe_5f_avec_5f_Num_5f_Question" style:list-style-name="_5f_Numérotation_20_des_20_exercices"/>
    <style:style style:name="P38"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39" style:family="paragraph" style:parent-style-name="_5f_Titre_5f_Exercices_5f_avec_5f_Titre" style:list-style-name="_5f_Numérotation_20_des_20_exercices"/>
    <style:style style:name="P40" style:family="paragraph" style:parent-style-name="_5f_Titre_5f_Exercices_5f_sans_5f_Titre" style:list-style-name="_5f_Numérotation_20_des_20_exercices"/>
    <style:style style:name="P41" style:family="paragraph" style:parent-style-name="_5f_Titre_5f_Exercices_5f_sans_5f_Titre" style:list-style-name="_5f_Numérotation_20_des_20_exercices">
      <style:text-properties officeooo:paragraph-rsid="00be1d22"/>
    </style:style>
    <style:style style:name="P42" style:family="paragraph">
      <style:paragraph-properties fo:text-align="center"/>
    </style:style>
    <style:style style:name="P4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44" style:family="paragraph">
      <loext:graphic-properties draw:fill="solid" draw:fill-color="#9d0f89"/>
    </style:style>
    <style:style style:name="P45" style:family="paragraph">
      <loext:graphic-properties draw:fill="solid" draw:fill-color="#7fb241"/>
    </style:style>
    <style:style style:name="P46" style:family="paragraph">
      <loext:graphic-properties draw:fill="solid" draw:fill-color="#d7e12c"/>
    </style:style>
    <style:style style:name="P47" style:family="paragraph">
      <loext:graphic-properties draw:fill="solid" draw:fill-color="#1ca2b8"/>
    </style:style>
    <style:style style:name="P4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style:style>
    <style:style style:name="T7" style:family="text">
      <style:text-properties fo:font-variant="small-caps" fo:color="#7fb241" loext:opacity="100%" style:font-name="Bitstream Vera Sans7" fo:font-size="16pt" fo:font-weight="bold" officeooo:rsid="02768590"/>
    </style:style>
    <style:style style:name="T8" style:family="text">
      <style:text-properties fo:font-variant="small-caps" fo:color="#7fb241" loext:opacity="100%" style:font-name="Bitstream Vera Sans7"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7" fo:font-size="9pt" officeooo:rsid="033506eb" fo:background-color="transparent" loext:char-shading-value="0"/>
    </style:style>
    <style:style style:name="T11" style:family="text">
      <style:text-properties fo:text-transform="uppercase" fo:color="#808080" loext:opacity="100%" style:font-name="Bitstream Vera Sans7" fo:font-size="9pt" officeooo:rsid="00d8520c" fo:background-color="transparent" loext:char-shading-value="0"/>
    </style:style>
    <style:style style:name="T12" style:family="text">
      <style:text-properties fo:text-transform="uppercase" fo:color="#808080" loext:opacity="100%" style:font-name="Bitstream Vera Sans7" fo:font-size="9pt" officeooo:rsid="030c4d7d" fo:background-color="transparent" loext:char-shading-value="0"/>
    </style:style>
    <style:style style:name="T13" style:family="text">
      <style:text-properties fo:text-transform="uppercase" fo:color="#808080" loext:opacity="100%" style:font-name="Bitstream Vera Sans7" fo:font-size="9pt" officeooo:rsid="0334510d" fo:background-color="transparent" loext:char-shading-value="0"/>
    </style:style>
    <style:style style:name="T14" style:family="text">
      <style:text-properties fo:text-transform="uppercase" fo:color="#808080" loext:opacity="100%" style:font-name="Bitstream Vera Sans7" fo:font-size="9pt" officeooo:rsid="015f088a" fo:background-color="transparent" loext:char-shading-value="0"/>
    </style:style>
    <style:style style:name="T15" style:family="text">
      <style:text-properties fo:text-transform="uppercase" fo:color="#808080" loext:opacity="100%" style:font-name="Bitstream Vera Sans7" fo:font-size="9pt" officeooo:rsid="010c4d3a" fo:background-color="transparent" loext:char-shading-value="0"/>
    </style:style>
    <style:style style:name="T16" style:family="text">
      <style:text-properties fo:text-transform="uppercase" fo:color="#808080" loext:opacity="100%" style:font-name="Bitstream Vera Sans7" fo:font-size="9pt" officeooo:rsid="010d212a" fo:background-color="transparent" loext:char-shading-value="0"/>
    </style:style>
    <style:style style:name="T17" style:family="text">
      <style:text-properties fo:text-transform="uppercase" fo:color="#808080" loext:opacity="100%" style:font-name="Bitstream Vera Sans7" fo:font-size="9pt" officeooo:rsid="015c53e1" fo:background-color="transparent" loext:char-shading-value="0"/>
    </style:style>
    <style:style style:name="T18" style:family="text">
      <style:text-properties fo:text-transform="uppercase" fo:color="#808080" loext:opacity="100%" style:font-name="Bitstream Vera Sans7" fo:font-size="9pt" officeooo:rsid="02af0d27" fo:background-color="transparent" loext:char-shading-value="0"/>
    </style:style>
    <style:style style:name="T19"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0" style:family="text">
      <style:text-properties officeooo:rsid="010c4d3a"/>
    </style:style>
    <style:style style:name="T21" style:family="text">
      <style:text-properties fo:font-size="16pt" officeooo:rsid="0053b3bd" style:font-size-asian="16pt" style:font-size-complex="16pt"/>
    </style:style>
    <style:style style:name="T22" style:family="text">
      <style:text-properties officeooo:rsid="00545a20"/>
    </style:style>
    <style:style style:name="T23" style:family="text">
      <style:text-properties officeooo:rsid="00360aef"/>
    </style:style>
    <style:style style:name="T24" style:family="text">
      <style:text-properties officeooo:rsid="015f088a"/>
    </style:style>
    <style:style style:name="T25" style:family="text">
      <style:text-properties officeooo:rsid="0021cde5"/>
    </style:style>
    <style:style style:name="T26" style:family="text">
      <style:text-properties officeooo:rsid="01f8729d"/>
    </style:style>
    <style:style style:name="T27" style:family="text">
      <style:text-properties style:text-position="super 58%"/>
    </style:style>
    <style:style style:name="T28" style:family="text">
      <style:text-properties fo:font-weight="normal" style:font-weight-asian="normal" style:font-weight-complex="normal"/>
    </style:style>
    <style:style style:name="T29" style:family="text">
      <style:text-properties fo:font-weight="normal" officeooo:rsid="00bc54b1" style:font-weight-asian="normal" style:font-weight-complex="normal"/>
    </style:style>
    <style:style style:name="T30" style:family="text">
      <style:text-properties fo:font-weight="normal" officeooo:rsid="00c2d4ad" style:font-weight-asian="normal" style:font-weight-complex="normal"/>
    </style:style>
    <style:style style:name="T31" style:family="text">
      <style:text-properties fo:font-weight="normal" officeooo:rsid="00d1b1de" style:font-weight-asian="normal" style:font-weight-complex="normal"/>
    </style:style>
    <style:style style:name="T32" style:family="text">
      <style:text-properties style:text-position="0% 100%"/>
    </style:style>
    <style:style style:name="T33" style:family="text">
      <style:text-properties style:text-position="0% 100%" officeooo:rsid="00b4c456"/>
    </style:style>
    <style:style style:name="T34" style:family="text">
      <style:text-properties officeooo:rsid="00b4c456"/>
    </style:style>
    <style:style style:name="T35" style:family="text">
      <style:text-properties officeooo:rsid="00be1d22"/>
    </style:style>
    <style:style style:name="T36" style:family="text">
      <style:text-properties officeooo:rsid="00c17376"/>
    </style:style>
    <style:style style:name="T37" style:family="text">
      <style:text-properties officeooo:rsid="00c2d4ad"/>
    </style:style>
    <style:style style:name="T38" style:family="text">
      <style:text-properties style:font-name="OpenSymbol1"/>
    </style:style>
    <style:style style:name="T39" style:family="text">
      <style:text-properties fo:color="#000000" loext:opacity="100%" style:text-position="0% 100%" style:font-name="Bitstream Vera Sans5" fo:font-size="10pt" fo:font-style="normal" fo:font-weight="normal" officeooo:rsid="00c25f4c" fo:background-color="#ffff00" loext:char-shading-value="0" style:font-weight-asian="normal" style:font-weight-complex="normal"/>
    </style:style>
    <style:style style:name="T40" style:family="text">
      <style:text-properties fo:color="#000000" loext:opacity="100%" style:text-position="0% 100%" style:font-name="Bitstream Vera Sans5" fo:font-size="10pt" fo:font-style="normal" fo:font-weight="normal" officeooo:rsid="00d1b1de" fo:background-color="#ffff00" loext:char-shading-value="0" style:font-weight-asian="normal" style:font-weight-complex="normal"/>
    </style:style>
    <style:style style:name="T41" style:family="text">
      <style:text-properties fo:color="#000000" loext:opacity="100%" style:text-position="0% 100%" style:font-name="Bitstream Vera Sans5" fo:font-size="10pt" fo:font-style="normal" fo:font-weight="normal" officeooo:rsid="00c2c645" fo:background-color="#ffff00" loext:char-shading-value="0" style:font-weight-asian="normal" style:font-weight-complex="normal"/>
    </style:style>
    <style:style style:name="T42" style:family="text">
      <style:text-properties fo:color="#000000" loext:opacity="100%" style:text-position="0% 100%" style:font-name="Bitstream Vera Sans5" fo:font-size="10pt" fo:font-style="normal" fo:font-weight="normal" officeooo:rsid="00c46d6a" fo:background-color="#ffff00" loext:char-shading-value="0" style:font-weight-asian="normal" style:font-weight-complex="normal"/>
    </style:style>
    <style:style style:name="T43" style:family="text">
      <style:text-properties fo:color="#000000" loext:opacity="100%" style:text-position="0% 100%" style:font-name="Bitstream Vera Sans5" fo:font-size="10pt" fo:font-style="normal" fo:font-weight="normal" officeooo:rsid="00c9d778" fo:background-color="#ffff00" loext:char-shading-value="0" style:font-weight-asian="normal" style:font-weight-complex="normal"/>
    </style:style>
    <style:style style:name="T44" style:family="text">
      <style:text-properties fo:color="#000000" loext:opacity="100%" style:text-position="0% 100%" style:font-name="Bitstream Vera Sans5" fo:font-size="10pt" fo:font-style="normal" fo:font-weight="normal" officeooo:rsid="00cabc37" fo:background-color="#ffff00" loext:char-shading-value="0" style:font-weight-asian="normal" style:font-weight-complex="normal"/>
    </style:style>
    <style:style style:name="T45" style:family="text">
      <style:text-properties fo:color="#000000" loext:opacity="100%" style:text-position="0% 100%" style:font-name="Bitstream Vera Sans5" fo:font-size="10pt" fo:letter-spacing="-0.014cm" fo:font-style="normal" fo:font-weight="normal" officeooo:rsid="00c9d778" fo:background-color="#ffff00" loext:char-shading-value="0" style:font-weight-asian="normal" style:font-weight-complex="normal"/>
    </style:style>
    <style:style style:name="T46" style:family="text">
      <style:text-properties fo:color="#000000" loext:opacity="100%" style:text-position="0% 100%" style:font-name="Bitstream Vera Sans5" fo:font-size="10pt" fo:letter-spacing="-0.014cm" fo:font-style="normal" fo:font-weight="normal" officeooo:rsid="00c25f4c" fo:background-color="#ffff00" loext:char-shading-value="0" style:font-weight-asian="normal" style:font-weight-complex="normal"/>
    </style:style>
    <style:style style:name="T47" style:family="text">
      <style:text-properties fo:color="#000000" loext:opacity="100%" style:text-position="super 58%" style:font-name="Bitstream Vera Sans5" fo:font-size="10pt" fo:font-style="normal" fo:font-weight="normal" officeooo:rsid="00c46d6a" fo:background-color="#ffff00" loext:char-shading-value="0" style:font-weight-asian="normal" style:font-weight-complex="normal"/>
    </style:style>
    <style:style style:name="T48" style:family="text">
      <style:text-properties fo:color="#000000" loext:opacity="100%" style:font-name="Bitstream Vera Sans5" fo:font-size="10pt" fo:font-style="normal" officeooo:rsid="00c8050a" fo:background-color="#ffff00" loext:char-shading-value="0"/>
    </style:style>
    <style:style style:name="T49" style:family="text">
      <style:text-properties fo:color="#000000" loext:opacity="100%" style:font-name="Bitstream Vera Sans5" fo:font-size="10pt" fo:font-style="normal" officeooo:rsid="00c9d778" fo:background-color="#ffff00" loext:char-shading-value="0"/>
    </style:style>
    <style:style style:name="T50" style:family="text">
      <style:text-properties fo:color="#000000" loext:opacity="100%" style:font-name="Bitstream Vera Sans5" fo:font-size="10pt" fo:font-style="normal" officeooo:rsid="00cfbee1" fo:background-color="#ffff00" loext:char-shading-value="0"/>
    </style:style>
    <style:style style:name="T51" style:family="text">
      <style:text-properties fo:color="#000000" loext:opacity="100%" style:font-name="Bitstream Vera Sans7" fo:font-size="10pt" fo:font-style="normal" officeooo:rsid="00d1b1de" fo:background-color="#ffff00" loext:char-shading-value="0"/>
    </style:style>
    <style:style style:name="T52" style:family="text">
      <style:text-properties fo:color="#000000" loext:opacity="100%" style:font-name="Bitstream Vera Sans7" fo:font-size="10pt" fo:font-style="normal" officeooo:rsid="00d66b41" fo:background-color="#ffff00" loext:char-shading-value="0"/>
    </style:style>
    <style:style style:name="T53" style:family="text">
      <style:text-properties fo:color="#000000" loext:opacity="100%" style:font-name="Bitstream Vera Sans7" fo:font-size="10pt" fo:font-style="normal" officeooo:rsid="00cd878e" fo:background-color="#ffff00" loext:char-shading-value="0"/>
    </style:style>
    <style:style style:name="T54" style:family="text">
      <style:text-properties fo:color="#000000" loext:opacity="100%" style:font-name="Bitstream Vera Sans7" fo:font-size="10pt" fo:font-style="normal" officeooo:rsid="00ce3433" fo:background-color="#ffff00" loext:char-shading-value="0"/>
    </style:style>
    <style:style style:name="T55" style:family="text">
      <style:text-properties officeooo:rsid="00d1b1de"/>
    </style:style>
    <style:style style:name="T56" style:family="text">
      <style:text-properties officeooo:rsid="00c9fc33"/>
    </style:style>
    <style:style style:name="T57"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e3433"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8"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d1b1de"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59"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fd055"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0"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ffc6f"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1"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fd055" style:text-underline-mode="continuous" style:text-overline-mode="continuous" style:text-line-through-mode="continuous" style:letter-kerning="true" style:text-blinking="false" fo:background-color="#ffff00" loext:char-shading-value="0" style:font-name-asian="SimSun" style:font-size-asian="10pt" style:font-style-asian="normal" style:font-weight-asian="normal" style:font-name-complex="Lucida Sans"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2"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d1b1de" style:text-underline-mode="continuous" style:text-overline-mode="continuous" style:text-line-through-mode="continuous" style:letter-kerning="true" style:text-blinking="false" fo:background-color="#ffff00" loext:char-shading-value="0" style:font-name-asian="SimSun" style:font-size-asian="10pt" style:font-style-asian="normal" style:font-weight-asian="normal" style:font-name-complex="Lucida Sans"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3"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normal" fo:text-shadow="none" style:text-underline-style="none" fo:font-weight="normal" officeooo:rsid="00cfd055" style:text-underline-mode="continuous" style:text-overline-mode="continuous" style:text-line-through-mode="continuous" style:letter-kerning="true" style:text-blinking="false" fo:background-color="#ffff00" loext:char-shading-value="0" style:font-name-asian="Bitstream Vera Sans6" style:font-size-asian="10pt" style:font-style-asian="normal" style:font-weight-asian="normal" style:font-name-complex="Bitstream Vera Sans6"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4" style:family="text">
      <style:text-properties fo:font-variant="normal" fo:text-transform="none" style:use-window-font-color="true" loext:opacity="0%" style:text-outline="false" style:text-line-through-style="none" style:text-line-through-type="none" style:text-position="0% 100%" style:font-name="Bitstream Vera Sans6" fo:font-size="11pt" fo:letter-spacing="normal" fo:font-style="italic" fo:text-shadow="none" style:text-underline-style="none" fo:font-weight="normal" officeooo:rsid="001f0c94" style:text-underline-mode="continuous" style:text-overline-mode="continuous" style:text-line-through-mode="continuous" style:letter-kerning="true" style:text-blinking="false" fo:background-color="#ffff00" loext:char-shading-value="0" style:font-style-asian="italic" style:font-weight-asian="normal"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5" style:family="text">
      <style:text-properties fo:font-variant="normal" fo:text-transform="none" style:use-window-font-color="true" loext:opacity="0%" style:text-outline="false" style:text-line-through-style="none" style:text-line-through-type="none" style:text-position="0% 100%" style:font-name="Bitstream Vera Sans6" fo:font-size="11pt" fo:letter-spacing="normal" fo:font-style="italic" fo:text-shadow="none" style:text-underline-style="none" fo:font-weight="normal" officeooo:rsid="001f0c94" style:text-underline-mode="continuous" style:text-overline-mode="continuous" style:text-line-through-mode="continuous" style:letter-kerning="true" style:text-blinking="false" fo:background-color="#ffff00" loext:char-shading-value="0"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6" style:family="text">
      <style:text-properties fo:font-variant="normal" fo:text-transform="none" style:use-window-font-color="true" loext:opacity="0%" style:text-outline="false" style:text-line-through-style="none" style:text-line-through-type="none" style:text-position="super 58%" style:font-name="Bitstream Vera Sans6" fo:font-size="10pt" fo:letter-spacing="normal" fo:font-style="normal" fo:text-shadow="none" style:text-underline-style="none" fo:font-weight="normal" officeooo:rsid="00ce3433" style:text-underline-mode="continuous" style:text-overline-mode="continuous" style:text-line-through-mode="continuous" style:letter-kerning="true" style:text-blinking="false" fo:background-color="#ffff00" loext:char-shading-value="0" style:font-size-asian="10pt" style:font-style-asian="normal" style:font-weight-asian="normal" style:font-size-complex="10pt"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7" style:family="text">
      <style:text-properties fo:font-variant="normal" fo:text-transform="none" fo:color="#000000" loext:opacity="100%" style:text-outline="false" style:text-line-through-style="none" style:text-line-through-type="none" style:text-position="0% 100%" fo:letter-spacing="normal" fo:text-shadow="none" style:text-underline-style="none" fo:font-weight="normal" officeooo:rsid="00cf7e25"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8" style:family="text">
      <style:text-properties fo:font-variant="normal" fo:text-transform="none" fo:color="#000000" loext:opacity="100%" style:text-outline="false" style:text-line-through-style="none" style:text-line-through-type="none" style:text-position="0% 100%" fo:letter-spacing="normal" fo:text-shadow="none" style:text-underline-style="none" fo:font-weight="normal" officeooo:rsid="00d1b1de"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69" style:family="text">
      <style:text-properties fo:font-variant="normal" fo:text-transform="none" fo:color="#000000" loext:opacity="100%" style:text-outline="false" style:text-line-through-style="none" style:text-line-through-type="none" style:text-position="0% 100%" fo:letter-spacing="normal" fo:font-style="normal" fo:text-shadow="none" style:text-underline-style="none" fo:font-weight="normal" officeooo:rsid="00cf7e25"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0"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font-style="normal" fo:text-shadow="none" style:text-underline-style="none" fo:font-weight="normal" officeooo:rsid="00cffc6f"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71" style:family="text">
      <style:text-properties fo:letter-spacing="-0.014cm"/>
    </style:style>
    <style:style style:name="T72"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99cm">
          <style:column-sep style:width="0.016cm" style:color="#b2b2b2" style:height="100%" style:style="none"/>
          <style:column style:rel-width="32767*" fo:start-indent="0cm" fo:end-indent="0.199cm"/>
          <style:column style:rel-width="32768*" fo:start-indent="0.199cm" fo:end-indent="0cm"/>
        </style:columns>
      </style:section-properties>
    </style:style>
    <style:style style:name="Sect3" style:family="section">
      <style:section-properties text:dont-balance-text-columns="false" style:editable="false">
        <style:columns fo:column-count="2" fo:column-gap="0.497cm">
          <style:column-sep style:width="0.035cm" style:color="#cccccc" style:height="100%" style:style="solid"/>
          <style:column style:rel-width="32767*" fo:start-indent="0cm" fo:end-indent="0.248cm"/>
          <style:column style:rel-width="32768*" fo:start-indent="0.248cm" fo:end-indent="0cm"/>
        </style:columns>
      </style:section-properties>
    </style:style>
    <style:style style:name="gr1"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5cm" svg:stroke-color="#ffcc00" draw:marker-start-width="0.58cm" draw:marker-end-width="0.58cm" draw:textarea-horizontal-align="center" draw:textarea-vertical-align="middle" fo:padding-top="0.074cm" fo:padding-bottom="0.074cm" fo:padding-left="0.074cm" fo:padding-right="0.0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5"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60115829" text:style-name="_5f_Numérotation_20_des_20_exercices">
        <text:list-item>
          <text:h text:style-name="P38" text:outline-level="1"><text:span text:style-name="_5f_Caractères_5f_gras"><text:span text:style-name="T28">Complète :</text:span></text:span></text:h>
          <text:list>
            <text:list-item>
              <text:p text:style-name="P35"><text:span text:style-name="_5f_Caractères_5f_gras"><text:span text:style-name="T29">Un cube de 1</text:span></text:span><text:span text:style-name="_5f_Caractères_5f_gras"><text:span text:style-name="T31"> </text:span></text:span><text:span text:style-name="_5f_Caractères_5f_gras"><text:span text:style-name="T29">dm de côté peut contenir </text:span></text:span><text:span text:style-name="_5f_pointillés_20_gris"><text:span text:style-name="T39">1</text:span></text:span><text:span text:style-name="_5f_pointillés_20_gris"><text:span text:style-name="T40"> </text:span></text:span><text:span text:style-name="_5f_Caractères_5f_gras"><text:span text:style-name="T29">litre(s) d’eau.</text:span></text:span></text:p>
            </text:list-item>
            <text:list-item>
              <text:p text:style-name="P35"><text:span text:style-name="_5f_Caractères_5f_gras"><text:span text:style-name="T29">Un cube de 10</text:span></text:span><text:span text:style-name="_5f_Caractères_5f_gras"><text:span text:style-name="T31"> </text:span></text:span><text:span text:style-name="_5f_Caractères_5f_gras"><text:span text:style-name="T29">cm de côté peut contenir </text:span></text:span><text:span text:style-name="_5f_pointillés_20_gris"><text:span text:style-name="T39">1</text:span></text:span><text:span text:style-name="_5f_pointillés_20_gris"><text:span text:style-name="T40"> </text:span></text:span><text:span text:style-name="_5f_Caractères_5f_gras"><text:span text:style-name="T29">litre(s) d’eau.</text:span></text:span></text:p>
            </text:list-item>
            <text:list-item>
              <text:p text:style-name="P35"><text:span text:style-name="_5f_Caractères_5f_gras"><text:span text:style-name="T29">Un cube de 10</text:span></text:span><text:span text:style-name="_5f_Caractères_5f_gras"><text:span text:style-name="T31"> </text:span></text:span><text:span text:style-name="_5f_Caractères_5f_gras"><text:span text:style-name="T29">dm de côté peut contenir </text:span></text:span><text:span text:style-name="_5f_pointillés_20_gris"><text:span text:style-name="T39">1</text:span></text:span><text:span text:style-name="_5f_pointillés_20_gris"><text:span text:style-name="T40"> </text:span></text:span><text:span text:style-name="_5f_pointillés_20_gris"><text:span text:style-name="T39">000</text:span></text:span><text:span text:style-name="_5f_pointillés_20_gris"><text:span text:style-name="T40"> </text:span></text:span><text:span text:style-name="_5f_Caractères_5f_gras"><text:span text:style-name="T29">litre(s) d’eau.</text:span></text:span></text:p>
            </text:list-item>
            <text:list-item>
              <text:p text:style-name="P35"><text:span text:style-name="_5f_Caractères_5f_gras"><text:span text:style-name="T29">Un cube de 2</text:span></text:span><text:span text:style-name="_5f_Caractères_5f_gras"><text:span text:style-name="T31"> </text:span></text:span><text:span text:style-name="_5f_Caractères_5f_gras"><text:span text:style-name="T29">dm de côté peut contenir </text:span></text:span><text:span text:style-name="_5f_pointillés_20_gris"><text:span text:style-name="T39">8</text:span></text:span><text:span text:style-name="_5f_pointillés_20_gris"><text:span text:style-name="T40"> </text:span></text:span><text:span text:style-name="_5f_Caractères_5f_gras"><text:span text:style-name="T29">litre(s) d’eau.</text:span></text:span></text:p>
            </text:list-item>
          </text:list>
        </text:list-item>
        <text:list-item>
          <text:h text:style-name="P39" text:outline-level="1"><text:span text:style-name="_5f_Caractères_5f_gras">Avec des unités de volumes</text:span></text:h>
        </text:list-item>
      </text:list>
      <text:h text:style-name="_5f_Paragraphe" text:outline-level="1"><text:span text:style-name="_5f_Caractères">Effectue les conversions suivantes.</text:span></text:h>
      <text:section text:style-name="Sect1" text:name="Section7">
        <text:list xml:id="list3133458866" text:style-name="_5f_Numérotation_20_des_20_exercices">
          <text:list-item>
            <text:list>
              <text:list-item text:start-value="1">
                <text:p text:style-name="P35"><text:span text:style-name="_5f_Caractères">12 dm</text:span><text:span text:style-name="_5f_Caractères"><text:span text:style-name="T27">3</text:span></text:span><text:span text:style-name="_5f_Caractères"> = </text:span><text:span text:style-name="_5f_pointillés_20_gris"><text:span text:style-name="T41">12 000 000</text:span></text:span><text:span text:style-name="_5f_Caractères"> mm³</text:span></text:p>
              </text:list-item>
              <text:list-item>
                <text:p text:style-name="P35"><text:span text:style-name="_5f_Caractères">5</text:span><text:span text:style-name="_5f_Caractères"><text:span text:style-name="T55"> </text:span></text:span><text:span text:style-name="_5f_Caractères">dam</text:span><text:span text:style-name="_5f_Caractères"><text:span text:style-name="T27">3</text:span></text:span><text:span text:style-name="_5f_Caractères"> = </text:span><text:span text:style-name="_5f_pointillés_20_gris"><text:span text:style-name="T41">0,000 005</text:span></text:span><text:span text:style-name="_5f_Caractères"> km³</text:span></text:p>
              </text:list-item>
              <text:list-item>
                <text:p text:style-name="P35"><text:span text:style-name="_5f_Caractères">205 mm</text:span><text:span text:style-name="_5f_Caractères"><text:span text:style-name="T27">3</text:span></text:span><text:span text:style-name="_5f_Caractères"> = </text:span><text:span text:style-name="_5f_pointillés_20_gris"><text:span text:style-name="T41">0,205</text:span></text:span><text:span text:style-name="_5f_Caractères"> cm³</text:span></text:p>
              </text:list-item>
              <text:list-item>
                <text:p text:style-name="P35"><text:span text:style-name="_5f_Caractères">15,42 km</text:span><text:span text:style-name="_5f_Caractères"><text:span text:style-name="T27">3</text:span></text:span><text:span text:style-name="_5f_Caractères"> = </text:span><text:span text:style-name="_5f_pointillés_20_gris"><text:span text:style-name="T41">15 420 000</text:span></text:span><text:span text:style-name="_5f_Caractères"> dam³</text:span></text:p>
              </text:list-item>
              <text:list-item>
                <text:p text:style-name="P35"><text:span text:style-name="_5f_Caractères">45,678 cm</text:span><text:span text:style-name="_5f_Caractères"><text:span text:style-name="T27">3</text:span></text:span><text:span text:style-name="_5f_Caractères"> = </text:span><text:span text:style-name="_5f_pointillés_20_gris"><text:span text:style-name="T41">45 678</text:span></text:span><text:span text:style-name="_5f_pointillés_20_gris"> </text:span><text:span text:style-name="_5f_Caractères">mm³</text:span></text:p>
              </text:list-item>
              <text:list-item>
                <text:p text:style-name="P35"><text:span text:style-name="_5f_Caractères"><text:span text:style-name="T32">678 543,6 m</text:span></text:span><text:span text:style-name="_5f_Caractères"><text:span text:style-name="T27">3 = </text:span></text:span><text:span text:style-name="_5f_pointillés_20_gris"><text:span text:style-name="T41">0,000 678 543 6</text:span></text:span><text:span text:style-name="_5f_Caractères"><text:span text:style-name="T27"> </text:span></text:span><text:span text:style-name="_5f_Caractères"><text:span text:style-name="T32">km</text:span></text:span><text:span text:style-name="_5f_Caractères"><text:span text:style-name="T27">3</text:span></text:span></text:p>
              </text:list-item>
            </text:list>
          </text:list-item>
        </text:list>
      </text:section>
      <text:list xml:id="list185827051321356" text:continue-list="list3960115829" text:style-name="_5f_Numérotation_20_des_20_exercices">
        <text:list-item>
          <text:h text:style-name="P40" text:outline-level="1"><text:span text:style-name="_5f_Caractères">Choisis une unité pour que le nombre s’écrive avec le moins de zéros possible.</text:span></text:h>
        </text:list-item>
      </text:list>
      <text:section text:style-name="Sect1" text:name="Section9">
        <text:list xml:id="list185826811468802" text:continue-list="list3133458866" text:style-name="_5f_Numérotation_20_des_20_exercices">
          <text:list-item>
            <text:list>
              <text:list-item text:start-value="1">
                <text:p text:style-name="P35"><text:span text:style-name="_5f_Caractères">23 000 cm</text:span><text:span text:style-name="_5f_Caractères"><text:span text:style-name="T27">3</text:span></text:span><text:span text:style-name="_5f_Caractères"> = </text:span><text:span text:style-name="_5f_pointillés_20_gris"><text:span text:style-name="T42">23 dm</text:span></text:span><text:span text:style-name="_5f_pointillés_20_gris"><text:span text:style-name="T47">3</text:span></text:span></text:p>
              </text:list-item>
              <text:list-item>
                <text:p text:style-name="P35"><text:span text:style-name="_5f_Caractères">0,000 07 m</text:span><text:span text:style-name="_5f_Caractères"><text:span text:style-name="T27">3</text:span></text:span><text:span text:style-name="_5f_Caractères"> = </text:span><text:span text:style-name="_5f_pointillés_20_gris"><text:span text:style-name="T42">70 cm</text:span></text:span><text:span text:style-name="_5f_pointillés_20_gris"><text:span text:style-name="T47">3</text:span></text:span></text:p>
              </text:list-item>
              <text:list-item>
                <text:p text:style-name="P35"><text:span text:style-name="_5f_Caractères">199 700 000 dam³ = </text:span><text:span text:style-name="_5f_pointillés_20_gris"><text:span text:style-name="T42">199,7 km</text:span></text:span><text:span text:style-name="_5f_pointillés_20_gris"><text:span text:style-name="T47">3</text:span></text:span></text:p>
              </text:list-item>
              <text:list-item>
                <text:p text:style-name="P35"><text:span text:style-name="_5f_Caractères"><text:span text:style-name="T32">0,060 8 dam</text:span></text:span><text:span text:style-name="_5f_Caractères"><text:span text:style-name="T27">3</text:span></text:span><text:span text:style-name="_5f_Caractères"><text:span text:style-name="T32"> </text:span></text:span><text:span text:style-name="_5f_Caractères">=</text:span><text:span text:style-name="_5f_pointillés_20_gris"><text:span text:style-name="T55"> </text:span></text:span><text:span text:style-name="_5f_pointillés_20_gris"><text:span text:style-name="T42">60,8 m</text:span></text:span><text:span text:style-name="_5f_pointillés_20_gris"><text:span text:style-name="T47">3</text:span></text:span></text:p>
              </text:list-item>
            </text:list>
          </text:list-item>
        </text:list>
      </text:section>
      <text:list text:continue-list="list185827051321356" text:style-name="_5f_Numérotation_20_des_20_exercices">
        <text:list-item>
          <text:h text:style-name="P40" text:outline-level="1"><text:span text:style-name="_5f_Caractères">Relie chaque capacité à l’objet correspondant.</text:span></text:h>
        </text:list-item>
      </text:list>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h text:style-name="_5f_Tableau_5f_Centré_5f_Gras" text:outline-level="1"><text:span text:style-name="_5f_Caractères"><text:span text:style-name="T28">24 L</text:span></text:span></text:h>
            </table:table-cell>
            <table:table-cell table:style-name="Tableau2.B1" office:value-type="string">
              <text:h text:style-name="P23" text:outline-level="1"><draw:line text:anchor-type="paragraph" draw:z-index="88" draw:name="Forme3" draw:style-name="gr4" draw:text-style-name="P42" svg:x1="0.607cm" svg:y1="0.33cm" svg:x2="2.212cm" svg:y2="1.148cm"><text:p/></draw:line><draw:line text:anchor-type="paragraph" draw:z-index="89" draw:name="Forme 1" draw:style-name="gr4" draw:text-style-name="P42" svg:x1="0.607cm" svg:y1="1.148cm" svg:x2="2.212cm" svg:y2="0.33cm"><text:p/></draw:line><text:span text:style-name="_5f_Caractères"><text:span text:style-name="T38"></text:span></text:span><text:span text:style-name="_5f_Caractères"> <text:s text:c="13"/></text:span><text:span text:style-name="_5f_Caractères"><text:span text:style-name="T38"></text:span></text:span></text:h>
            </table:table-cell>
            <table:table-cell table:style-name="Tableau2.C1" office:value-type="string">
              <text:h text:style-name="_5f_Tableau_5f_Centré_5f_Gras" text:outline-level="1"><text:span text:style-name="_5f_Caractères"><text:span text:style-name="T28">Pichet d’eau</text:span></text:span></text:h>
            </table:table-cell>
          </table:table-row>
        </table:table-header-rows>
        <table:table-row table:style-name="Tableau2.1">
          <table:table-cell table:style-name="Tableau2.A2" office:value-type="string">
            <text:h text:style-name="_5f_Tableau_5f_Centré_5f_Gras" text:outline-level="1"><text:span text:style-name="_5f_Caractères"><text:span text:style-name="T28">1 L</text:span></text:span></text:h>
          </table:table-cell>
          <table:table-cell table:style-name="Tableau2.B2" office:value-type="string">
            <text:h text:style-name="P23" text:outline-level="1"><text:span text:style-name="_5f_Caractères"><text:span text:style-name="T38"></text:span></text:span><text:span text:style-name="_5f_Caractères"> <text:s text:c="13"/></text:span><text:span text:style-name="_5f_Caractères"><text:span text:style-name="T38"></text:span></text:span></text:h>
          </table:table-cell>
          <table:table-cell table:style-name="Tableau2.C2" office:value-type="string">
            <text:h text:style-name="_5f_Tableau_5f_Centré" text:outline-level="1"><text:span text:style-name="_5f_Caractères">Cartable</text:span></text:h>
          </table:table-cell>
        </table:table-row>
        <table:table-row table:style-name="Tableau2.1">
          <table:table-cell table:style-name="Tableau2.A2" office:value-type="string">
            <text:h text:style-name="_5f_Tableau_5f_Centré_5f_Gras" text:outline-level="1"><text:span text:style-name="_5f_Caractères"><text:span text:style-name="T28">20 cL</text:span></text:span></text:h>
          </table:table-cell>
          <table:table-cell table:style-name="Tableau2.B3" office:value-type="string">
            <text:h text:style-name="P23" text:outline-level="1"><draw:line text:anchor-type="paragraph" draw:z-index="90" draw:name="Forme 2" draw:style-name="gr4" draw:text-style-name="P42" svg:x1="0.547cm" svg:y1="0.349cm" svg:x2="2.246cm" svg:y2="2.069cm"><text:p/></draw:line><draw:line text:anchor-type="paragraph" draw:z-index="93" draw:name="Forme 6" draw:style-name="gr4" draw:text-style-name="P42" svg:x1="0.547cm" svg:y1="2.923cm" svg:x2="2.246cm" svg:y2="0.349cm"><text:p/></draw:line><text:span text:style-name="_5f_Caractères"><text:span text:style-name="T38"></text:span></text:span><text:span text:style-name="_5f_Caractères"> <text:s text:c="13"/></text:span><text:span text:style-name="_5f_Caractères"><text:span text:style-name="T38"></text:span></text:span></text:h>
          </table:table-cell>
          <table:table-cell table:style-name="Tableau2.C2" office:value-type="string">
            <text:h text:style-name="_5f_Tableau_5f_Centré" text:outline-level="1"><text:span text:style-name="_5f_Caractères">Baignoire</text:span></text:h>
          </table:table-cell>
        </table:table-row>
        <table:table-row table:style-name="Tableau2.1">
          <table:table-cell table:style-name="Tableau2.A2" office:value-type="string">
            <text:h text:style-name="_5f_Tableau_5f_Centré_5f_Gras" text:outline-level="1"><text:span text:style-name="_5f_Caractères"><text:span text:style-name="T28">0,05 mL</text:span></text:span></text:h>
          </table:table-cell>
          <table:table-cell table:style-name="Tableau2.B4" office:value-type="string">
            <text:h text:style-name="P23" text:outline-level="1"><draw:line text:anchor-type="paragraph" draw:z-index="91" draw:name="Forme 3" draw:style-name="gr4" draw:text-style-name="P42" svg:x1="0.547cm" svg:y1="0.332cm" svg:x2="2.246cm" svg:y2="2.907cm"><text:p/></draw:line><draw:line text:anchor-type="paragraph" draw:z-index="92" draw:name="Forme 5" draw:style-name="gr4" draw:text-style-name="P42" svg:x1="0.547cm" svg:y1="1.185cm" svg:x2="2.246cm" svg:y2="0.291cm"><text:p/></draw:line><text:span text:style-name="_5f_Caractères"><text:span text:style-name="T38"></text:span></text:span><text:span text:style-name="_5f_Caractères"> <text:s text:c="13"/></text:span><text:span text:style-name="_5f_Caractères"><text:span text:style-name="T38"></text:span></text:span></text:h>
          </table:table-cell>
          <table:table-cell table:style-name="Tableau2.C2" office:value-type="string">
            <text:h text:style-name="_5f_Tableau_5f_Centré" text:outline-level="1"><text:span text:style-name="_5f_Caractères">Piscine</text:span></text:h>
          </table:table-cell>
        </table:table-row>
        <table:table-row table:style-name="Tableau2.1">
          <table:table-cell table:style-name="Tableau2.A2" office:value-type="string">
            <text:h text:style-name="_5f_Tableau_5f_Centré_5f_Gras" text:outline-level="1"><text:span text:style-name="_5f_Caractères"><text:span text:style-name="T28">56</text:span></text:span><text:span text:style-name="_5f_Caractères"><text:span text:style-name="T30"> </text:span></text:span><text:span text:style-name="_5f_Caractères"><text:span text:style-name="T28">000</text:span></text:span><text:span text:style-name="_5f_Caractères"><text:span text:style-name="T30"> </text:span></text:span><text:span text:style-name="_5f_Caractères"><text:span text:style-name="T28">L</text:span></text:span></text:h>
          </table:table-cell>
          <table:table-cell table:style-name="Tableau2.B5" office:value-type="string">
            <text:h text:style-name="P23" text:outline-level="1"><text:span text:style-name="_5f_Caractères"><text:span text:style-name="T38"></text:span></text:span><text:span text:style-name="_5f_Caractères"> <text:s text:c="13"/></text:span><text:span text:style-name="_5f_Caractères"><text:span text:style-name="T38"></text:span></text:span></text:h>
          </table:table-cell>
          <table:table-cell table:style-name="Tableau2.C2" office:value-type="string">
            <text:h text:style-name="_5f_Tableau_5f_Centré" text:outline-level="1"><text:span text:style-name="_5f_Caractères">Verre</text:span></text:h>
          </table:table-cell>
        </table:table-row>
        <table:table-row table:style-name="Tableau2.1">
          <table:table-cell table:style-name="Tableau2.A2" office:value-type="string">
            <text:h text:style-name="_5f_Tableau_5f_Centré_5f_Gras" text:outline-level="1"><text:span text:style-name="_5f_Caractères"><text:span text:style-name="T28">200 L</text:span></text:span></text:h>
          </table:table-cell>
          <table:table-cell table:style-name="Tableau2.B6" office:value-type="string">
            <text:h text:style-name="P23" text:outline-level="1"><draw:line text:anchor-type="paragraph" draw:z-index="94" draw:name="Forme 4" draw:style-name="gr4" draw:text-style-name="P42" svg:x1="0.589cm" svg:y1="1.17cm" svg:x2="2.245cm" svg:y2="0.277cm"><text:p/></draw:line><text:span text:style-name="_5f_Caractères"><text:span text:style-name="T38"></text:span></text:span><text:span text:style-name="_5f_Caractères"> <text:s text:c="13"/></text:span><text:span text:style-name="_5f_Caractères"><text:span text:style-name="T38"></text:span></text:span></text:h>
          </table:table-cell>
          <table:table-cell table:style-name="Tableau2.C2" office:value-type="string">
            <text:h text:style-name="_5f_Tableau_5f_Centré" text:outline-level="1"><text:span text:style-name="_5f_Caractères">Ballon de football</text:span></text:h>
          </table:table-cell>
        </table:table-row>
        <table:table-row table:style-name="Tableau2.1">
          <table:table-cell table:style-name="Tableau2.A2" office:value-type="string">
            <text:h text:style-name="_5f_Tableau_5f_Centré_5f_Gras" text:outline-level="1"><text:span text:style-name="_5f_Caractères"><text:span text:style-name="T28">5,6 L</text:span></text:span></text:h>
          </table:table-cell>
          <table:table-cell table:style-name="Tableau2.B7" office:value-type="string">
            <text:h text:style-name="P23" text:outline-level="1"><text:span text:style-name="_5f_Caractères"><text:span text:style-name="T38"></text:span></text:span><text:span text:style-name="_5f_Caractères"> <text:s text:c="13"/></text:span><text:span text:style-name="_5f_Caractères"><text:span text:style-name="T38"></text:span></text:span></text:h>
          </table:table-cell>
          <table:table-cell table:style-name="Tableau2.C2" office:value-type="string">
            <text:h text:style-name="_5f_Tableau_5f_Centré" text:outline-level="1"><text:span text:style-name="_5f_Caractères">Goutte d’eau</text:span></text:h>
          </table:table-cell>
        </table:table-row>
      </table:table>
      <text:h text:style-name="_5f_Paragraphe" text:outline-level="1"><text:span text:style-name="_5f_Caractères_5f_gras"/></text:h>
      <text:h text:style-name="_5f_Paragraphe" text:outline-level="1"><text:span text:style-name="_5f_Caractères_5f_gras"/></text:h>
      <text:list xml:id="list185827022334137" text:continue-numbering="true" text:style-name="_5f_Numérotation_20_des_20_exercices">
        <text:list-item>
          <text:h text:style-name="P39" text:outline-level="1"><text:span text:style-name="_5f_Caractères_5f_gras">Avec des unités de capacités</text:span></text:h>
        </text:list-item>
      </text:list>
      <text:h text:style-name="_5f_Paragraphe" text:outline-level="1"><text:span text:style-name="_5f_Caractères">Complète avec l’unité </text:span><text:span text:style-name="_5f_Caractères"><text:span text:style-name="T36">qui convient</text:span></text:span><text:span text:style-name="_5f_Caractères">.</text:span></text:h>
      <text:section text:style-name="Sect2" text:name="Section10">
        <text:list xml:id="list185827661725102" text:continue-list="list185826811468802" text:style-name="_5f_Numérotation_20_des_20_exercices">
          <text:list-item>
            <text:list>
              <text:list-item text:start-value="1">
                <text:p text:style-name="P36"><text:span text:style-name="_5f_Caractères">350 L</text:span><text:span text:style-name="_5f_Caractères"><text:span text:style-name="T34"> </text:span></text:span><text:span text:style-name="_5f_Caractères">=</text:span><text:span text:style-name="_5f_Caractères"><text:span text:style-name="T34"> </text:span></text:span><text:span text:style-name="_5f_Caractères">3,5  </text:span><text:span text:style-name="_5f_pointillés_20_gris"><text:span text:style-name="T48">hL</text:span></text:span></text:p>
              </text:list-item>
              <text:list-item>
                <text:p text:style-name="P36"><text:span text:style-name="_5f_Caractères">0,455 hL</text:span><text:span text:style-name="_5f_Caractères"><text:span text:style-name="T34"> </text:span></text:span><text:span text:style-name="_5f_Caractères">=</text:span><text:span text:style-name="_5f_Caractères"><text:span text:style-name="T34"> </text:span></text:span><text:span text:style-name="_5f_Caractères">455  </text:span><text:span text:style-name="_5f_pointillés_20_gris"><text:span text:style-name="T48">dL</text:span></text:span></text:p>
              </text:list-item>
              <text:list-item>
                <text:p text:style-name="P36"><text:span text:style-name="_5f_Caractères">46</text:span><text:span text:style-name="_5f_Caractères"><text:span text:style-name="T34"> </text:span></text:span><text:span text:style-name="_5f_Caractères">700 mL</text:span><text:span text:style-name="_5f_Caractères"><text:span text:style-name="T34"> </text:span></text:span><text:span text:style-name="_5f_Caractères">=</text:span><text:span text:style-name="_5f_Caractères"><text:span text:style-name="T34"> </text:span></text:span><text:span text:style-name="_5f_Caractères">46,7  </text:span><text:span text:style-name="_5f_pointillés_20_gris"><text:span text:style-name="T48">L</text:span></text:span></text:p>
              </text:list-item>
              <text:list-item>
                <text:p text:style-name="P35"><text:span text:style-name="_5f_Caractères">9,5 mL</text:span><text:span text:style-name="_5f_Caractères"><text:span text:style-name="T34"> </text:span></text:span><text:span text:style-name="_5f_Caractères">=</text:span><text:span text:style-name="_5f_Caractères"><text:span text:style-name="T34"> </text:span></text:span><text:span text:style-name="_5f_Caractères">0,95 </text:span><text:span text:style-name="_5f_pointillés_20_gris"><text:span text:style-name="T48">cL</text:span></text:span></text:p>
              </text:list-item>
              <text:list-item>
                <text:p text:style-name="P35"><text:span text:style-name="_5f_Caractères">7,82 hL</text:span><text:span text:style-name="_5f_Caractères"><text:span text:style-name="T34"> </text:span></text:span><text:span text:style-name="_5f_Caractères">=</text:span><text:span text:style-name="_5f_Caractères"><text:span text:style-name="T34"> </text:span></text:span><text:span text:style-name="_5f_Caractères">7</text:span><text:span text:style-name="_5f_Caractères"><text:span text:style-name="T34"> </text:span></text:span><text:span text:style-name="_5f_Caractères">820 </text:span><text:span text:style-name="_5f_pointillés_20_gris"><text:span text:style-name="T48">dL</text:span></text:span></text:p>
              </text:list-item>
              <text:list-item>
                <text:p text:style-name="P35"><text:span text:style-name="_5f_Caractères">5</text:span><text:span text:style-name="_5f_Caractères"><text:span text:style-name="T34"> </text:span></text:span><text:span text:style-name="_5f_Caractères">767 daL</text:span><text:span text:style-name="_5f_Caractères"><text:span text:style-name="T34"> </text:span></text:span><text:span text:style-name="_5f_Caractères">=</text:span><text:span text:style-name="_5f_Caractères"><text:span text:style-name="T34"> </text:span></text:span><text:span text:style-name="_5f_Caractères">576,7 </text:span><text:span text:style-name="_5f_pointillés_20_gris"><text:span text:style-name="T48">hL</text:span></text:span></text:p>
              </text:list-item>
            </text:list>
          </text:list-item>
        </text:list>
      </text:section>
      <text:list xml:id="list185827687976474" text:continue-list="list185827022334137" text:style-name="_5f_Numérotation_20_des_20_exercices">
        <text:list-item>
          <text:h text:style-name="P39" text:outline-level="1"><text:span text:style-name="_5f_Caractères_5f_gras">Entre capacités et volumes</text:span></text:h>
        </text:list-item>
      </text:list>
      <text:h text:style-name="_5f_Paragraphe" text:outline-level="1"><text:span text:style-name="_5f_Caractères">Effectue les conversions suivantes.</text:span></text:h>
      <text:section text:style-name="Sect2" text:name="Section11">
        <text:list xml:id="list185827374383698" text:continue-list="list185827661725102" text:style-name="_5f_Numérotation_20_des_20_exercices">
          <text:list-item>
            <text:list>
              <text:list-item text:start-value="1">
                <text:p text:style-name="P35"><text:span text:style-name="_5f_Caractères">1 dm</text:span><text:span text:style-name="_5f_Caractères"><text:span text:style-name="T27">3</text:span></text:span><text:span text:style-name="_5f_Caractères"> = </text:span><text:span text:style-name="_5f_pointillés_20_gris"><text:span text:style-name="T39">1</text:span></text:span><text:span text:style-name="_5f_Caractères"> L</text:span></text:p>
              </text:list-item>
              <text:list-item>
                <text:p text:style-name="P35"><text:span text:style-name="_5f_Caractères">1 m</text:span><text:span text:style-name="_5f_Caractères"><text:span text:style-name="T27">3</text:span></text:span><text:span text:style-name="_5f_Caractères"> =</text:span><text:span text:style-name="_5f_pointillés_20_gris"> </text:span><text:span text:style-name="_5f_pointillés_20_gris"><text:span text:style-name="T39">1 000</text:span></text:span><text:span text:style-name="_5f_Caractères"> L</text:span></text:p>
              </text:list-item>
              <text:list-item>
                <text:p text:style-name="P36"><text:span text:style-name="_5f_Caractères"><text:span text:style-name="T32">1 mL = </text:span></text:span><text:span text:style-name="_5f_pointillés_20_gris"><text:span text:style-name="T39">1</text:span></text:span><text:span text:style-name="_5f_Caractères"><text:span text:style-name="T27"> </text:span></text:span><text:span text:style-name="_5f_Caractères"><text:span text:style-name="T32">cm</text:span></text:span><text:span text:style-name="_5f_Caractères"><text:span text:style-name="T27">3</text:span></text:span></text:p>
              </text:list-item>
              <text:list-item>
                <text:p text:style-name="P36"><text:span text:style-name="_5f_Caractères">232,4 L = </text:span><text:span text:style-name="_5f_pointillés_20_gris"><text:span text:style-name="T43">0</text:span></text:span><text:span text:style-name="_5f_pointillés_20_gris"><text:span text:style-name="T39">,</text:span></text:span><text:span text:style-name="_5f_pointillés_20_gris"><text:span text:style-name="T43">232 4 </text:span></text:span><text:span text:style-name="_5f_Caractères">m</text:span><text:span text:style-name="_5f_Caractères"><text:span text:style-name="T27">3</text:span></text:span></text:p>
              </text:list-item>
              <text:list-item>
                <text:p text:style-name="P36"><text:span text:style-name="_5f_Caractères">56,78 cm</text:span><text:span text:style-name="_5f_Caractères"><text:span text:style-name="T27">3 </text:span></text:span><text:span text:style-name="_5f_Caractères">= </text:span><text:span text:style-name="_5f_pointillés_20_gris"><text:span text:style-name="T43">0,567 8</text:span></text:span><text:span text:style-name="_5f_Caractères">dL</text:span></text:p>
              </text:list-item>
              <text:list-item>
                <text:p text:style-name="P36"><text:span text:style-name="_5f_Caractères"><text:span text:style-name="T71">7 302 L =</text:span></text:span><text:span text:style-name="_5f_pointillés_20_gris"><text:span text:style-name="T45">0</text:span></text:span><text:span text:style-name="_5f_pointillés_20_gris"><text:span text:style-name="T46">,</text:span></text:span><text:span text:style-name="_5f_pointillés_20_gris"><text:span text:style-name="T45">007 302</text:span></text:span><text:span text:style-name="_5f_Caractères"><text:span text:style-name="T71">dam³</text:span></text:span></text:p>
              </text:list-item>
            </text:list>
          </text:list-item>
        </text:list>
      </text:section>
      <text:list xml:id="list185827391980947" text:continue-list="list185827687976474" text:style-name="_5f_Numérotation_20_des_20_exercices">
        <text:list-item>
          <text:h text:style-name="P40" text:outline-level="1"><text:span text:style-name="_5f_Caractères"><text:span text:style-name="T34">C</text:span></text:span><text:span text:style-name="_5f_Caractères">omplète avec l’unité de capacité qui convient.</text:span></text:h>
        </text:list-item>
      </text:list>
      <text:section text:style-name="Sect1" text:name="Section12">
        <text:section text:style-name="Sect2" text:name="Section2">
          <text:list text:continue-list="list185827374383698" text:style-name="_5f_Numérotation_20_des_20_exercices">
            <text:list-item>
              <text:list>
                <text:list-item text:start-value="1">
                  <text:p text:style-name="P36"><text:span text:style-name="_5f_Caractères">26 dm</text:span><text:span text:style-name="_5f_Caractères"><text:span text:style-name="T27">3</text:span></text:span><text:span text:style-name="_5f_Caractères"><text:span text:style-name="T33"> </text:span></text:span><text:span text:style-name="_5f_Caractères">=</text:span><text:span text:style-name="_5f_Caractères"><text:span text:style-name="T33"> </text:span></text:span><text:span text:style-name="_5f_Caractères">26</text:span><text:span text:style-name="_5f_Caractères"><text:span text:style-name="T56"> </text:span></text:span><text:span text:style-name="_5f_pointillés_20_gris"><text:span text:style-name="T48">L</text:span></text:span></text:p>
                </text:list-item>
                <text:list-item>
                  <text:p text:style-name="P36"><text:span text:style-name="_5f_Caractères">0,502 dm</text:span><text:span text:style-name="_5f_Caractères"><text:span text:style-name="T27">3</text:span></text:span><text:span text:style-name="_5f_Caractères"><text:span text:style-name="T33"> </text:span></text:span><text:span text:style-name="_5f_Caractères">=</text:span><text:span text:style-name="_5f_Caractères"><text:span text:style-name="T33"> </text:span></text:span><text:span text:style-name="_5f_Caractères">502</text:span><text:span text:style-name="_5f_Caractères"><text:span text:style-name="T56"> </text:span></text:span><text:span text:style-name="_5f_pointillés_20_gris"><text:span text:style-name="T49">m</text:span></text:span><text:span text:style-name="_5f_pointillés_20_gris"><text:span text:style-name="T48">L</text:span></text:span></text:p>
                </text:list-item>
                <text:list-item>
                  <text:p text:style-name="P36"><text:span text:style-name="_5f_Caractères">2 m³</text:span><text:span text:style-name="_5f_Caractères"><text:span text:style-name="T33"> </text:span></text:span><text:span text:style-name="_5f_Caractères">=</text:span><text:span text:style-name="_5f_Caractères"><text:span text:style-name="T33"> </text:span></text:span><text:span text:style-name="_5f_Caractères">2</text:span><text:span text:style-name="_5f_Caractères"><text:span text:style-name="T33"> </text:span></text:span><text:span text:style-name="_5f_Caractères">000</text:span><text:span text:style-name="_5f_Caractères"><text:span text:style-name="T56"> </text:span></text:span><text:span text:style-name="_5f_pointillés_20_gris"><text:span text:style-name="T48">L</text:span></text:span></text:p>
                </text:list-item>
                <text:list-item>
                  <text:p text:style-name="P36"><text:span text:style-name="_5f_Caractères">7,8 cm</text:span><text:span text:style-name="_5f_Caractères"><text:span text:style-name="T27">3</text:span></text:span><text:span text:style-name="_5f_Caractères"><text:span text:style-name="T33"> </text:span></text:span><text:span text:style-name="_5f_Caractères">=</text:span><text:span text:style-name="_5f_Caractères"><text:span text:style-name="T33"> </text:span></text:span><text:span text:style-name="_5f_Caractères">0,78 </text:span><text:span text:style-name="_5f_pointillés_20_gris"><text:span text:style-name="T49">c</text:span></text:span><text:span text:style-name="_5f_pointillés_20_gris"><text:span text:style-name="T48">L</text:span></text:span></text:p>
                </text:list-item>
              </text:list>
            </text:list-item>
          </text:list>
        </text:section>
        <text:list xml:id="list185827879494117" text:continue-numbering="true" text:style-name="_5f_Numérotation_20_des_20_exercices">
          <text:list-item>
            <text:list>
              <text:list-item>
                <text:p text:style-name="P36"><text:span text:style-name="_5f_Caractères">3</text:span><text:span text:style-name="_5f_Caractères"><text:span text:style-name="T33"> </text:span></text:span><text:span text:style-name="_5f_Caractères">542 mm³</text:span><text:span text:style-name="_5f_Caractères"><text:span text:style-name="T33"> </text:span></text:span><text:span text:style-name="_5f_Caractères">=</text:span><text:span text:style-name="_5f_Caractères"><text:span text:style-name="T33"> </text:span></text:span><text:span text:style-name="_5f_Caractères">3,542 </text:span><text:span text:style-name="_5f_pointillés_20_gris"><text:span text:style-name="T50">m</text:span></text:span><text:span text:style-name="_5f_pointillés_20_gris"><text:span text:style-name="T48">L</text:span></text:span></text:p>
              </text:list-item>
              <text:list-item>
                <text:p text:style-name="P36"><text:span text:style-name="_5f_Caractères">0,17 dam³</text:span><text:span text:style-name="_5f_Caractères"><text:span text:style-name="T33"> </text:span></text:span><text:span text:style-name="_5f_Caractères">=</text:span><text:span text:style-name="_5f_Caractères"><text:span text:style-name="T33"> </text:span></text:span><text:span text:style-name="_5f_Caractères">17</text:span><text:span text:style-name="_5f_Caractères"><text:span text:style-name="T33"> </text:span></text:span><text:span text:style-name="_5f_Caractères">000  </text:span><text:span text:style-name="_5f_pointillés_20_gris"><text:span text:style-name="T49">da</text:span></text:span><text:span text:style-name="_5f_pointillés_20_gris"><text:span text:style-name="T48">L</text:span></text:span></text:p>
              </text:list-item>
            </text:list>
          </text:list-item>
        </text:list>
      </text:section>
      <text:list xml:id="list185826226938840" text:continue-list="list185827391980947" text:style-name="_5f_Numérotation_20_des_20_exercices">
        <text:list-item>
          <text:h text:style-name="P40" text:outline-level="1"><text:span text:style-name="_5f_Caractères">Complète avec l’unité de volume qui convient.</text:span></text:h>
        </text:list-item>
      </text:list>
      <text:section text:style-name="Sect3" text:name="Section13">
        <text:list xml:id="list185828316710115" text:continue-list="list185827879494117" text:style-name="_5f_Numérotation_20_des_20_exercices">
          <text:list-item>
            <text:list>
              <text:list-item text:start-value="1">
                <text:p text:style-name="P36"><text:span text:style-name="_5f_Caractères">5</text:span><text:span text:style-name="_5f_Caractères"><text:span text:style-name="T33"> </text:span></text:span><text:span text:style-name="_5f_Caractères">000 L</text:span><text:span text:style-name="_5f_Caractères"><text:span text:style-name="T33"> </text:span></text:span><text:span text:style-name="_5f_Caractères">=</text:span><text:span text:style-name="_5f_Caractères"><text:span text:style-name="T33"> </text:span></text:span><text:span text:style-name="_5f_Caractères">5</text:span><text:span text:style-name="_5f_Caractères"><text:span text:style-name="T56"> </text:span></text:span><text:span text:style-name="_5f_pointillés_20_gris"><text:span text:style-name="T42">m</text:span></text:span><text:span text:style-name="_5f_pointillés_20_gris"><text:span text:style-name="T47">3</text:span></text:span></text:p>
              </text:list-item>
              <text:list-item>
                <text:p text:style-name="P36"><text:span text:style-name="_5f_Caractères">768 cL</text:span><text:span text:style-name="_5f_Caractères"><text:span text:style-name="T33"> </text:span></text:span><text:span text:style-name="_5f_Caractères">=</text:span><text:span text:style-name="_5f_Caractères"><text:span text:style-name="T33"> </text:span></text:span><text:span text:style-name="_5f_Caractères">7,68</text:span><text:span text:style-name="_5f_pointillés_20_gris"><text:span text:style-name="T56"> </text:span></text:span><text:span text:style-name="_5f_pointillés_20_gris"><text:span text:style-name="T42">dm</text:span></text:span><text:span text:style-name="_5f_pointillés_20_gris"><text:span text:style-name="T47">3</text:span></text:span></text:p>
              </text:list-item>
              <text:list-item>
                <text:p text:style-name="P36"><text:span text:style-name="_5f_Caractères">75 L</text:span><text:span text:style-name="_5f_Caractères"><text:span text:style-name="T33"> </text:span></text:span><text:span text:style-name="_5f_Caractères">=</text:span><text:span text:style-name="_5f_Caractères"><text:span text:style-name="T33"> </text:span></text:span><text:span text:style-name="_5f_Caractères">75</text:span><text:span text:style-name="_5f_Caractères"><text:span text:style-name="T33"> </text:span></text:span><text:span text:style-name="_5f_Caractères">000</text:span><text:span text:style-name="_5f_pointillés_20_gris"><text:span text:style-name="T56"> </text:span></text:span><text:span text:style-name="_5f_pointillés_20_gris"><text:span text:style-name="T44">c</text:span></text:span><text:span text:style-name="_5f_pointillés_20_gris"><text:span text:style-name="T42">m</text:span></text:span><text:span text:style-name="_5f_pointillés_20_gris"><text:span text:style-name="T47">3</text:span></text:span></text:p>
              </text:list-item>
              <text:list-item>
                <text:p text:style-name="P36"><text:span text:style-name="_5f_Caractères"><text:s/>657 hL</text:span><text:span text:style-name="_5f_Caractères"><text:span text:style-name="T33"> </text:span></text:span><text:span text:style-name="_5f_Caractères">=</text:span><text:span text:style-name="_5f_Caractères"><text:span text:style-name="T33"> </text:span></text:span><text:span text:style-name="_5f_Caractères">65,7</text:span><text:span text:style-name="_5f_pointillés_20_gris"><text:span text:style-name="T56"> </text:span></text:span><text:span text:style-name="_5f_pointillés_20_gris"><text:span text:style-name="T42">m</text:span></text:span><text:span text:style-name="_5f_pointillés_20_gris"><text:span text:style-name="T47">3</text:span></text:span></text:p>
              </text:list-item>
              <text:list-item>
                <text:p text:style-name="P36"><text:span text:style-name="_5f_Caractères">0,43 dL</text:span><text:span text:style-name="_5f_Caractères"><text:span text:style-name="T33"> </text:span></text:span><text:span text:style-name="_5f_Caractères">=</text:span><text:span text:style-name="_5f_Caractères"><text:span text:style-name="T33"> </text:span></text:span><text:span text:style-name="_5f_Caractères">43 </text:span><text:span text:style-name="_5f_pointillés_20_gris"><text:span text:style-name="T55"> </text:span></text:span><text:span text:style-name="_5f_pointillés_20_gris"><text:span text:style-name="T44">c</text:span></text:span><text:span text:style-name="_5f_pointillés_20_gris"><text:span text:style-name="T42">m</text:span></text:span><text:span text:style-name="_5f_pointillés_20_gris"><text:span text:style-name="T47">3</text:span></text:span></text:p>
              </text:list-item>
              <text:list-item>
                <text:p text:style-name="P36"><text:span text:style-name="_5f_Caractères">1</text:span><text:span text:style-name="_5f_Caractères"><text:span text:style-name="T33"> </text:span></text:span><text:span text:style-name="_5f_Caractères">746 mL</text:span><text:span text:style-name="_5f_Caractères"><text:span text:style-name="T33"> </text:span></text:span><text:span text:style-name="_5f_Caractères">=</text:span><text:span text:style-name="_5f_Caractères"><text:span text:style-name="T33"> </text:span></text:span><text:span text:style-name="_5f_Caractères">1,746 </text:span><text:span text:style-name="_5f_pointillés_20_gris"><text:span text:style-name="T42">dm</text:span></text:span><text:span text:style-name="_5f_pointillés_20_gris"><text:span text:style-name="T47">3</text:span></text:span></text:p>
              </text:list-item>
            </text:list>
          </text:list-item>
        </text:list>
      </text:section>
      <text:list xml:id="list185827840549348" text:continue-list="list185826226938840" text:style-name="_5f_Numérotation_20_des_20_exercices">
        <text:list-item>
          <text:h text:style-name="P40" text:outline-level="1"><text:span text:style-name="_5f_Caractères">On veut mettre en bouteilles 1 m³ d’eau pétillante. On prévoit 600 bouteilles de 1,5 L.</text:span></text:h>
        </text:list-item>
      </text:list>
      <text:list xml:id="list185828155182716" text:continue-list="list185828316710115" text:style-name="_5f_Numérotation_20_des_20_exercices">
        <text:list-item>
          <text:list>
            <text:list-item text:start-value="1">
              <text:p text:style-name="P37"><text:span text:style-name="_5f_Caractères"><text:span text:style-name="T36">En justifiant ta réponse, dire si </text:span></text:span><text:span text:style-name="_5f_Caractères"><text:span text:style-name="T37">l</text:span></text:span><text:span text:style-name="_5f_Caractères">e nombre de bouteilles est suffisant.</text:span></text:p>
            </text:list-item>
          </text:list>
        </text:list-item>
      </text:list>
      <text:list xml:id="list185827647849319" text:continue-list="list185827840549348" text:style-name="_5f_Numérotation_20_des_20_exercices">
        <text:list-header>
          <text:p text:style-name="P35"><text:span text:style-name="_5f_pointillés_20_gris"><text:span text:style-name="T51">On a : </text:span></text:span><text:span text:style-name="_5f_pointillés_20_gris"><text:span text:style-name="T52">6</text:span></text:span><text:span text:style-name="_5f_pointillés_20_gris"><text:span text:style-name="T53">0</text:span></text:span><text:span text:style-name="_5f_pointillés_20_gris"><text:span text:style-name="T54">0</text:span></text:span><text:span text:style-name="_5f_pointillés_20_gris"><text:span text:style-name="T53"> </text:span></text:span><text:span text:style-name="Police_20_défaut"><text:span text:style-name="T64">× </text:span></text:span><text:span text:style-name="Police_20_défaut"><text:span text:style-name="T57">1,5 L = 900 L</text:span></text:span></text:p>
          <text:p text:style-name="P35"><text:span text:style-name="Police_20_défaut"><text:span text:style-name="T57">1 m</text:span></text:span><text:span text:style-name="Police_20_défaut"><text:span text:style-name="T66">3</text:span></text:span><text:span text:style-name="Police_20_défaut"><text:span text:style-name="T57"> = 1 000 L</text:span></text:span></text:p>
          <text:p text:style-name="P35"><text:span text:style-name="Police_20_défaut"><text:span text:style-name="T57">C</text:span></text:span><text:span text:style-name="Police_20_défaut"><text:span text:style-name="T58">omme </text:span></text:span><text:span text:style-name="Police_20_défaut"><text:span text:style-name="T57">9</text:span></text:span><text:span text:style-name="Police_20_défaut"><text:span text:style-name="T58">00</text:span></text:span><text:span text:style-name="Police_20_défaut"><text:span text:style-name="T57"> L &lt; 1</text:span></text:span><text:span text:style-name="Police_20_défaut"><text:span text:style-name="T58"> </text:span></text:span><text:span text:style-name="Police_20_défaut"><text:span text:style-name="T57">m³</text:span></text:span></text:p>
        </text:list-header>
      </text:list>
      <text:p text:style-name="P22"><text:span text:style-name="Police_20_défaut"><text:span text:style-name="T57">Donc le nombre de bouteilles n’est pas suffisant.</text:span></text:span></text:p>
      <text:list text:continue-list="list185828155182716" text:style-name="_5f_Numérotation_20_des_20_exercices">
        <text:list-item>
          <text:list>
            <text:list-item>
              <text:p text:style-name="P37"><text:span text:style-name="_5f_Caractères">Calcule le nombre </text:span><text:span text:style-name="_5f_Caractères"><text:span text:style-name="T37">minimum</text:span></text:span><text:span text:style-name="_5f_Caractères"> de bouteilles nécessaires.</text:span></text:p>
            </text:list-item>
          </text:list>
          <text:p text:style-name="P35"><text:span text:style-name="Police_20_défaut"><text:span text:style-name="T58">Calcul du nombre de bouteilles nécessaires :</text:span></text:span></text:p>
          <text:p text:style-name="P35"><text:span text:style-name="Police_20_défaut"><text:span text:style-name="T57">1 000 </text:span></text:span><text:span text:style-name="Police_20_défaut"><text:span text:style-name="T65">÷ </text:span></text:span><text:span text:style-name="Police_20_défaut"><text:span text:style-name="T59">1,5 </text:span></text:span><text:span text:style-name="Police_20_défaut"><text:span text:style-name="T63">≈</text:span></text:span><text:span text:style-name="Police_20_défaut"><text:span text:style-name="T61"> 666,7</text:span></text:span></text:p>
          <text:p text:style-name="P35"><text:span text:style-name="Police_20_défaut"><text:span text:style-name="T61">Il faut prévoir au minimum s</text:span></text:span><text:span text:style-name="Police_20_défaut"><text:span text:style-name="T62">ix-cent-soixante-sept</text:span></text:span><text:span text:style-name="Police_20_défaut"><text:span text:style-name="T61"> bouteilles.</text:span></text:span></text:p>
        </text:list-item>
      </text:list>
      <text:list text:continue-list="list185827647849319" text:style-name="_5f_Numérotation_20_des_20_exercices">
        <text:list-item>
          <text:h text:style-name="P41" text:outline-level="1"><text:soft-page-break/><text:span text:style-name="_5f_Caractères"><text:span text:style-name="T35">J’ouvre une bouteille de 1,5</text:span></text:span><text:span text:style-name="_5f_Caractères"><text:span text:style-name="T37"> </text:span></text:span><text:span text:style-name="_5f_Caractères"><text:span text:style-name="T35">L d’eau. Je remplis trois verres de 25 cL. </text:span></text:span><text:span text:style-name="_5f_Caractères"><text:span text:style-name="T36">Quelle quantité d’eau</text:span></text:span><text:span text:style-name="_5f_Caractères"><text:span text:style-name="T35"> me reste-t-il dans la bouteille, en cL ?</text:span></text:span></text:h>
          <text:p text:style-name="P35"><text:span text:style-name="_5f_pointillés_20_gris"><text:span text:style-name="T51">Calcul de la quantité d’eau restante :</text:span></text:span></text:p>
          <text:p text:style-name="P35"><text:span text:style-name="Police_20_défaut"><text:span text:style-name="T60">1,5 L</text:span></text:span><text:span text:style-name="_5f_pointillés_20_gris"><text:span text:style-name="T67"> </text:span></text:span><text:span text:style-name="_5f_Caractères"><text:span text:style-name="T69">–</text:span></text:span><text:span text:style-name="_5f_pointillés_20_gris"><text:span text:style-name="T67"> </text:span></text:span><text:span text:style-name="_5f_pointillés_20_gris"><text:span text:style-name="T70">3 </text:span></text:span><text:span text:style-name="Police_20_défaut"><text:span text:style-name="T65">× </text:span></text:span><text:span text:style-name="Police_20_défaut"><text:span text:style-name="T58">0,2</text:span></text:span><text:span text:style-name="Police_20_défaut"><text:span text:style-name="T60">5</text:span></text:span><text:span text:style-name="Police_20_défaut"><text:span text:style-name="T57"> L</text:span></text:span><text:span text:style-name="Police_20_défaut"><text:span text:style-name="T60"> =</text:span></text:span><text:span text:style-name="Police_20_défaut"><text:span text:style-name="T58"> </text:span></text:span><text:span text:style-name="Police_20_défaut"><text:span text:style-name="T60">1,5 L</text:span></text:span><text:span text:style-name="_5f_pointillés_20_gris"><text:span text:style-name="T67"> </text:span></text:span><text:span text:style-name="_5f_Caractères"><text:span text:style-name="T69">–</text:span></text:span><text:span text:style-name="_5f_pointillés_20_gris"><text:span text:style-name="T67"> </text:span></text:span><text:span text:style-name="Police_20_défaut"><text:span text:style-name="T58">0,7</text:span></text:span><text:span text:style-name="Police_20_défaut"><text:span text:style-name="T60">5</text:span></text:span><text:span text:style-name="Police_20_défaut"><text:span text:style-name="T58"> </text:span></text:span><text:span text:style-name="Police_20_défaut"><text:span text:style-name="T60">L =</text:span></text:span><text:span text:style-name="_5f_pointillés_20_gris"><text:span text:style-name="T68"> </text:span></text:span><text:span text:style-name="Police_20_défaut"><text:span text:style-name="T58">0,7</text:span></text:span><text:span text:style-name="Police_20_défaut"><text:span text:style-name="T60">5</text:span></text:span><text:span text:style-name="Police_20_défaut"><text:span text:style-name="T58"> </text:span></text:span><text:span text:style-name="Police_20_défaut"><text:span text:style-name="T60">L</text:span></text:span><text:span text:style-name="Police_20_défaut"><text:span text:style-name="T58"> = 75 cL</text:span></text:span></text:p>
          <text:p text:style-name="P35"><text:span text:style-name="Police_20_défaut"><text:span text:style-name="T60">Il reste 75 cL d’eau dans la bouteille.</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2" style:family="paragraph" style:parent-style-name="_5f_Header_20_M_20_page_20_impaire_20__28_D_29_">
      <style:text-properties officeooo:rsid="00c78949" officeooo:paragraph-rsid="00c78949"/>
    </style:style>
    <style:style style:name="MP33" style:family="paragraph" style:parent-style-name="_5f_Header_20_M_20_page_20_impaire_20__28_D_29_">
      <style:text-properties officeooo:rsid="00c78949" officeooo:paragraph-rsid="00cd36d3"/>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fo:text-transform="uppercase" fo:color="#808080" loext:opacity="100%" style:font-name="Bitstream Vera Sans7" fo:font-size="9pt" officeooo:rsid="00c7fcef" officeooo:paragraph-rsid="00c7fcef" fo:background-color="transparent"/>
    </style:style>
    <style:style style:name="MP36" style:family="paragraph" style:parent-style-name="Footer">
      <style:text-properties fo:text-transform="uppercase" fo:color="#808080" loext:opacity="100%" style:font-name="Bitstream Vera Sans7" fo:font-size="9pt" officeooo:rsid="02768590" officeooo:paragraph-rsid="02ae83b8" fo:background-color="transparent"/>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7" fo:font-size="9pt" officeooo:rsid="033506eb" fo:background-color="transparent" loext:char-shading-value="0"/>
    </style:style>
    <style:style style:name="MT6" style:family="text">
      <style:text-properties fo:text-transform="uppercase" fo:color="#808080" loext:opacity="100%" style:font-name="Bitstream Vera Sans7" fo:font-size="9pt" officeooo:rsid="00d8520c" fo:background-color="transparent" loext:char-shading-value="0"/>
    </style:style>
    <style:style style:name="MT7" style:family="text">
      <style:text-properties fo:text-transform="uppercase" fo:color="#808080" loext:opacity="100%" style:font-name="Bitstream Vera Sans7" fo:font-size="9pt" officeooo:rsid="030c4d7d" fo:background-color="transparent" loext:char-shading-value="0"/>
    </style:style>
    <style:style style:name="MT8"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7"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7"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7" fo:font-size="9pt" officeooo:rsid="010c4d3a" fo:background-color="transparent" loext:char-shading-value="0"/>
    </style:style>
    <style:style style:name="MT17" style:family="text">
      <style:text-properties fo:text-transform="uppercase" fo:color="#808080" loext:opacity="100%" style:font-name="Bitstream Vera Sans7" fo:font-size="9pt" officeooo:rsid="010d212a" fo:background-color="transparent" loext:char-shading-value="0"/>
    </style:style>
    <style:style style:name="MT18" style:family="text">
      <style:text-properties fo:text-transform="uppercase" fo:color="#808080" loext:opacity="100%" style:font-name="Bitstream Vera Sans7"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7" fo:font-size="16pt" fo:font-weight="bold" officeooo:rsid="02768590"/>
    </style:style>
    <style:style style:name="MT22" style:family="text">
      <style:text-properties fo:font-variant="small-caps" fo:color="#7fb241" loext:opacity="100%" style:font-name="Bitstream Vera Sans7" fo:font-size="16pt" fo:font-weight="bold" officeooo:rsid="0021cde5"/>
    </style:style>
    <style:style style:name="MT23" style:family="text">
      <style:text-properties fo:text-transform="uppercase" fo:color="#808080" loext:opacity="100%" style:font-name="Bitstream Vera Sans7"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7" fo:font-size="16pt" fo:font-weight="bold"/>
    </style:style>
    <style:style style:name="MT27"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49" draw:name="Shape1_11" draw:style-name="Mgr3" draw:text-style-name="MP3" svg:width="4.329cm" svg:height="2.24cm" svg:x="-1.499cm" svg:y="-1cm" svg:viewBox="0 0 4330 2241" svg:d="M0 2241l3984-288c209-15 363-168 345-342l-170-1611h-4159z"><text:p/></draw:path><draw:frame text:anchor-type="paragraph" draw:z-index="50"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51"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52" draw:name="Shape1_ 1" draw:style-name="Mgr3" draw:text-style-name="MP3" svg:width="4.329cm" svg:height="2.24cm" svg:x="-1.499cm" svg:y="-1cm" svg:viewBox="0 0 4330 2241" svg:d="M0 2241l3984-288c209-15 363-168 345-342l-170-1611h-4159z"><text:p/></draw:path><draw:frame text:anchor-type="paragraph" draw:z-index="53"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54"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43" draw:name="Shape3_6" draw:style-name="Mgr6" draw:text-style-name="MP4" svg:x1="15.12cm" svg:y1="0.36cm" svg:x2="20.496cm" svg:y2="0.36cm"><text:p/></draw:line><draw:frame text:anchor-type="paragraph" draw:z-index="44"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5"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46" draw:name="Shape1_18" draw:style-name="Mgr7" draw:text-style-name="MP10" svg:width="4.329cm" svg:height="2.24cm" svg:x="-1.499cm" svg:y="-1cm" svg:viewBox="0 0 4330 2241" svg:d="M0 2241l3984-288c209-15 363-168 345-342l-170-1611h-4159z"><text:p/></draw:path><draw:frame text:anchor-type="paragraph" draw:z-index="47"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8"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37" draw:name="Shape1_8" draw:style-name="Mgr7" draw:text-style-name="MP10" svg:width="4.329cm" svg:height="2.24cm" svg:x="-1.499cm" svg:y="-1cm" svg:viewBox="0 0 4330 2241" svg:d="M0 2241l3984-288c209-15 363-168 345-342l-170-1611h-4159z"><text:p/></draw:path><draw:line text:anchor-type="paragraph" draw:z-index="38" draw:name="Shape3_7" draw:style-name="Mgr6" draw:text-style-name="MP4" svg:x1="15.423cm" svg:y1="0.36cm" svg:x2="20.496cm" svg:y2="0.36cm"><text:p/></draw:line><draw:frame text:anchor-type="paragraph" draw:z-index="39"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40" draw:name="Shape1_1" draw:style-name="Mgr7" draw:text-style-name="MP10" svg:width="4.329cm" svg:height="2.24cm" svg:x="-1.499cm" svg:y="-1cm" svg:viewBox="0 0 4330 2241" svg:d="M0 2241l3984-288c209-15 363-168 345-342l-170-1611h-4159z"><text:p/></draw:path><draw:frame text:anchor-type="paragraph" draw:z-index="41"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42"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31"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2" draw:name="Shape1_10" draw:style-name="Mgr3" draw:text-style-name="MP3" svg:width="4.329cm" svg:height="2.24cm" svg:x="-1.499cm" svg:y="-1cm" svg:viewBox="0 0 4330 2241" svg:d="M0 2241l3984-288c209-15 363-168 345-342l-170-1611h-4159z"><text:p/></draw:path><draw:line text:anchor-type="paragraph" draw:z-index="33"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34" draw:name="Shape3_3" draw:style-name="Mgr5" draw:text-style-name="MP4" svg:x1="14.728cm" svg:y1="0.36cm" svg:x2="20.496cm" svg:y2="0.36cm"><text:p/></draw:line><draw:frame text:anchor-type="paragraph" draw:z-index="35"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6"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25" draw:name="Shape3_1" draw:style-name="Mgr10" draw:text-style-name="MP4" svg:x1="13.831cm" svg:y1="0.355cm" svg:x2="20.497cm" svg:y2="0.36cm"><text:p/></draw:line><draw:frame text:anchor-type="paragraph" draw:z-index="26"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27"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28" draw:name="Shape3_ 2" draw:style-name="Mgr10" draw:text-style-name="MP4" svg:x1="16.704cm" svg:y1="0.36cm" svg:x2="20.496cm" svg:y2="0.36cm"><text:p/></draw:line><draw:path text:anchor-type="paragraph" draw:z-index="29" draw:name="Shape1_4" draw:style-name="Mgr11" draw:text-style-name="MP18" svg:width="4.329cm" svg:height="2.24cm" svg:x="-1.499cm" svg:y="-1cm" svg:viewBox="0 0 4330 2241" svg:d="M0 2241l3984-288c209-15 363-168 345-342l-170-1611h-4159z"><text:p/></draw:path><draw:frame text:anchor-type="paragraph" draw:z-index="30"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100" draw:name="Shape3_ 1" draw:style-name="Mgr10" draw:text-style-name="MP4" svg:x1="16.704cm" svg:y1="0.36cm" svg:x2="20.496cm" svg:y2="0.36cm"><text:p/></draw:line><draw:path text:anchor-type="paragraph" draw:z-index="101" draw:name="Shape1_5" draw:style-name="Mgr11" draw:text-style-name="MP18" svg:width="4.329cm" svg:height="2.24cm" svg:x="-1.499cm" svg:y="-1cm" svg:viewBox="0 0 4330 2241" svg:d="M0 2241l3984-288c209-15 363-168 345-342l-170-1611h-4159z"><text:p/></draw:path><draw:frame text:anchor-type="paragraph" draw:z-index="102"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95" draw:name="Shape3_5" draw:style-name="Mgr10" draw:text-style-name="MP4" svg:width="2147483.646cm" svg:height="2147483.646cm" draw:transform="skewX (1.08420217346698E-019) rotate (-0.000872664625997355) translate (9652019767.38077cm -11060397130063.8cm)" svg:viewBox="0 0 2147483647 2147483647" draw:points="21505,2147483612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96" draw:name="Shape3_4" draw:style-name="Mgr10" draw:text-style-name="MP4" svg:x1="14.425cm" svg:y1="0.36cm" svg:x2="20.496cm" svg:y2="0.36cm"><text:p/></draw:line><draw:path text:anchor-type="paragraph" draw:z-index="97" draw:name="Shape1_6" draw:style-name="Mgr11" draw:text-style-name="MP18" svg:width="4.329cm" svg:height="2.24cm" svg:x="-1.499cm" svg:y="-1cm" svg:viewBox="0 0 4330 2241" svg:d="M0 2241l3984-288c209-15 363-168 345-342l-170-1611h-4159z"><text:p/></draw:path><draw:frame text:anchor-type="paragraph" draw:z-index="98"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75" draw:name="Shape3_16" draw:style-name="Mgr13" draw:text-style-name="MP4" svg:x1="12.52cm" svg:y1="0.36cm" svg:x2="20.496cm" svg:y2="0.36cm"><text:p/></draw:line><draw:path text:anchor-type="paragraph" draw:z-index="76" draw:name="Shape1_19" draw:style-name="Mgr14" draw:text-style-name="MP28" svg:width="4.329cm" svg:height="2.24cm" svg:x="-1.499cm" svg:y="-1cm" svg:viewBox="0 0 4330 2241" svg:d="M0 2241l3984-288c209-15 363-168 345-342l-170-1611h-4159z"><text:p/></draw:path><draw:line text:anchor-type="paragraph" draw:z-index="77" draw:name="Shape3_19" draw:style-name="Mgr13" draw:text-style-name="MP4" svg:x1="12.52cm" svg:y1="0.36cm" svg:x2="20.496cm" svg:y2="0.36cm"><text:p/></draw:line><draw:line text:anchor-type="paragraph" draw:z-index="78" draw:name="Shape3_20" draw:style-name="Mgr13" draw:text-style-name="MP4" svg:x1="12.52cm" svg:y1="0.36cm" svg:x2="20.496cm" svg:y2="0.36cm"><text:p/></draw:line><draw:frame text:anchor-type="paragraph" draw:z-index="79"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0" draw:name="Shape1_15" draw:style-name="Mgr14" draw:text-style-name="MP28" svg:width="4.329cm" svg:height="2.24cm" svg:x="-1.499cm" svg:y="-1cm" svg:viewBox="0 0 4330 2241" svg:d="M0 2241l3984-288c209-15 363-168 345-342l-170-1611h-4159z"><text:p/></draw:path><draw:frame text:anchor-type="paragraph" draw:z-index="81"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82" draw:name="Shape3_15" draw:style-name="Mgr13" draw:text-style-name="MP4" svg:x1="12.52cm" svg:y1="0.36cm" svg:x2="20.496cm" svg:y2="0.36cm"><text:p/></draw:line><draw:path text:anchor-type="paragraph" draw:z-index="83" draw:name="Shape1_17" draw:style-name="Mgr14" draw:text-style-name="MP28" svg:width="4.329cm" svg:height="2.24cm" svg:x="-1.499cm" svg:y="-1cm" svg:viewBox="0 0 4330 2241" svg:d="M0 2241l3984-288c209-15 363-168 345-342l-170-1611h-4159z"><text:p/></draw:path><draw:line text:anchor-type="paragraph" draw:z-index="84" draw:name="Shape3_17" draw:style-name="Mgr13" draw:text-style-name="MP4" svg:x1="12.52cm" svg:y1="0.36cm" svg:x2="20.496cm" svg:y2="0.36cm"><text:p/></draw:line><draw:line text:anchor-type="paragraph" draw:z-index="85" draw:name="Shape3_18" draw:style-name="Mgr13" draw:text-style-name="MP4" svg:x1="12.52cm" svg:y1="0.36cm" svg:x2="20.496cm" svg:y2="0.36cm"><text:p/></draw:line><draw:frame text:anchor-type="paragraph" draw:z-index="86"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87" draw:name="Shape1_16" draw:style-name="Mgr14" draw:text-style-name="MP28" svg:width="4.329cm" svg:height="2.24cm" svg:x="-1.499cm" svg:y="-1cm" svg:viewBox="0 0 4330 2241" svg:d="M0 2241l3984-288c209-15 363-168 345-342l-170-1611h-4159z"><text:p/></draw:path><draw:frame text:anchor-type="paragraph" draw:z-index="99"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71" draw:name="Shape1_12" draw:style-name="Mgr14" draw:text-style-name="MP28" svg:width="4.329cm" svg:height="2.24cm" svg:x="-1.499cm" svg:y="-1cm" svg:viewBox="0 0 4330 2241" svg:d="M0 2241l3984-288c209-15 363-168 345-342l-170-1611h-4159z"><text:p/></draw:path><draw:line text:anchor-type="paragraph" draw:z-index="72" draw:name="Shape3_10" draw:style-name="Mgr13" draw:text-style-name="MP4" svg:x1="12.52cm" svg:y1="0.36cm" svg:x2="20.496cm" svg:y2="0.36cm"><text:p/></draw:line><draw:line text:anchor-type="paragraph" draw:z-index="73" draw:name="Shape3_12" draw:style-name="Mgr13" draw:text-style-name="MP4" svg:x1="12.52cm" svg:y1="0.36cm" svg:x2="20.496cm" svg:y2="0.36cm"><text:p/></draw:line><draw:frame text:anchor-type="paragraph" draw:z-index="74" draw:name="Shape8_ 1" draw:style-name="Mgr4" draw:text-style-name="MP5" svg:width="2.703cm" svg:height="0.715cm" draw:transform="rotate (0.0872664625997165) translate (-0.172861111111111cm 0.218722222222222cm)"><draw:text-box><text:p text:style-name="MP4"><text:span text:style-name="MT1">Série 4</text:span></text:p></draw:text-box></draw:frame><text:span text:style-name="MT22">V</text:span><text:span text:style-name="MT26">olume</text:span></text:p>
      </style:header>
      <style:header-left>
        <text:p text:style-name="MP33"><draw:path text:anchor-type="paragraph" draw:z-index="55" draw:name="Shape1_ 2" draw:style-name="Mgr14" draw:text-style-name="MP28" svg:width="4.329cm" svg:height="2.24cm" svg:x="-1.499cm" svg:y="-1cm" svg:viewBox="0 0 4330 2241" svg:d="M0 2241l3984-288c209-15 363-168 345-342l-170-1611h-4159z"><text:p/></draw:path><draw:line text:anchor-type="paragraph" draw:z-index="56" draw:name="Shape3_ 4" draw:style-name="Mgr13" draw:text-style-name="MP4" svg:x1="12.52cm" svg:y1="0.36cm" svg:x2="20.496cm" svg:y2="0.36cm"><text:p/></draw:line><draw:line text:anchor-type="paragraph" draw:z-index="57" draw:name="Shape3_ 5" draw:style-name="Mgr13" draw:text-style-name="MP4" svg:x1="12.52cm" svg:y1="0.36cm" svg:x2="20.496cm" svg:y2="0.36cm"><text:p/></draw:line><draw:frame text:anchor-type="paragraph" draw:z-index="58" draw:name="Shape8_ 3" draw:style-name="Mgr4" draw:text-style-name="MP5" svg:width="2.703cm" svg:height="0.715cm" draw:transform="rotate (0.0872664625997165) translate (-0.172861111111111cm 0.218722222222222cm)"><draw:text-box><text:p text:style-name="MP4"><text:span text:style-name="MT1">Série 4</text:span></text:p></draw:text-box></draw:frame><text:span text:style-name="MT22">V</text:span><text:span text:style-name="MT21">olume</text:span></text:p>
      </style:header-left>
      <style:footer>
        <text:p text:style-name="MP34"><draw:frame draw:style-name="Mfr1" draw:name="Frame1691" text:anchor-type="paragraph" svg:x="15.314cm" svg:y="-0.06cm" draw:z-index="59"><draw:text-box fo:min-height="0.499cm" fo:min-width="2.101cm"><draw:frame draw:style-name="Mfr2" draw:name="Frame1701" text:anchor-type="frame" svg:x="0.45cm" svg:y="0.079cm" svg:width="0.817cm" draw:z-index="6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3</text:page-number></text:span></text:p></draw:text-box></draw:frame><text:p text:style-name="MP35">Conversions</text:p></draw:text-box></draw:frame></text:p>
      </style:footer>
      <style:footer-left>
        <text:p text:style-name="MP34"><draw:frame draw:style-name="Mfr1" draw:name="Frame1711" text:anchor-type="paragraph" svg:x="1.289cm" svg:y="-0.005cm" draw:z-index="61"><draw:text-box fo:min-height="0.499cm" fo:min-width="2.524cm"><draw:frame draw:style-name="Mfr2" draw:name="Frame1721" text:anchor-type="frame" svg:x="0.45cm" svg:y="0.079cm" svg:width="0.817cm" draw:z-index="62"><draw:text-box fo:min-height="0.355cm"><text:p text:style-name="MP12"><text:span text:style-name="_5f_Caractères_5f_gras_5f_Blanc"><text:page-number text:select-page="current">2</text:page-number></text:span></text:p></draw:text-box></draw:frame><text:p text:style-name="MP36">Conversions</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67"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68"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69"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70"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7">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64"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63"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66"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65"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7">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19T08:02:59.573813228</meta:creation-date>
    <meta:editing-duration>PT1H40M44S</meta:editing-duration>
    <meta:editing-cycles>23</meta:editing-cycles>
    <meta:generator>LibreOffice/24.2.5.2$Windows_X86_64 LibreOffice_project/bffef4ea93e59bebbeaf7f431bb02b1a39ee8a59</meta:generator>
    <dc:title>lycee</dc:title>
    <dc:date>2024-07-13T18:58:25.732000000</dc:date>
    <meta:print-date>2024-06-26T08:50:25.002554325</meta:print-date>
    <meta:printed-by>PDF files</meta:printed-by>
    <meta:document-statistic meta:table-count="1" meta:image-count="0" meta:object-count="0" meta:page-count="2" meta:paragraph-count="145" meta:word-count="738" meta:character-count="3492" meta:non-whitespace-character-count="2843"/>
    <meta:template xlink:type="simple" xlink:actuate="onRequest" xlink:title="Modele_Cahier" xlink:href="../../../../../../../../.config/libreoffice/4/user/template/Modele_Cahier.ott" meta:date="2023-11-11T20:49:47.573760932"/>
  </office:meta>
</office:document-meta>
</file>